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8.01pt"/>
    </style:style>
    <style:style style:name="co2" style:family="table-column">
      <style:table-column-properties fo:break-before="auto" style:column-width="62.76pt"/>
    </style:style>
    <style:style style:name="co3" style:family="table-column">
      <style:table-column-properties fo:break-before="auto" style:column-width="28.8pt"/>
    </style:style>
    <style:style style:name="co4" style:family="table-column">
      <style:table-column-properties fo:break-before="auto" style:column-width="37.3pt"/>
    </style:style>
    <style:style style:name="co5" style:family="table-column">
      <style:table-column-properties fo:break-before="auto" style:column-width="31.1pt"/>
    </style:style>
    <style:style style:name="co6" style:family="table-column">
      <style:table-column-properties fo:break-before="auto" style:column-width="71.26pt"/>
    </style:style>
    <style:style style:name="co7" style:family="table-column">
      <style:table-column-properties fo:break-before="auto" style:column-width="19.5pt"/>
    </style:style>
    <style:style style:name="co8" style:family="table-column">
      <style:table-column-properties fo:break-before="auto" style:column-width="51.96pt"/>
    </style:style>
    <style:style style:name="co9" style:family="table-column">
      <style:table-column-properties fo:break-before="auto" style:column-width="45.75pt"/>
    </style:style>
    <style:style style:name="co10" style:family="table-column">
      <style:table-column-properties fo:break-before="auto" style:column-width="46.54pt"/>
    </style:style>
    <style:style style:name="co1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fvd-noswot" table:style-name="ta1">
        <table:shapes>
          <draw:frame draw:z-index="0" draw:style-name="gr1" draw:text-style-name="P1" svg:width="878.09pt" svg:height="424.66pt" svg:x="477.95pt" svg:y="3pt">
            <loext:p draw:notify-on-update-of-ranges="'fvd-noswot'.G2:'fvd-noswot'.G5 'fvd-noswot'.H1:'fvd-noswot'.H1 'fvd-noswot'.H2:'fvd-noswot'.H5 'fvd-noswot'.I1:'fvd-noswot'.I1 'fvd-noswot'.I2:'fvd-noswot'.I5 'fvd-noswot'.J1:'fvd-noswot'.J1 'fvd-noswot'.J2:'fvd-noswot'.J5 'fvd-noswot'.K1:'fvd-noswot'.K1 'fvd-noswot'.K2:'fvd-noswot'.K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Row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Edges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AX_COUN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imple</text:p>
          </table:table-cell>
          <table:table-cell office:value-type="string" calcext:value-type="string">
            <text:p>Twins</text:p>
          </table:table-cell>
          <table:table-cell office:value-type="string" calcext:value-type="string">
            <text:p>Covered</text:p>
          </table:table-cell>
          <table:table-cell office:value-type="string" calcext:value-type="string">
            <text:p>Bot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oswot.mps</text:p>
          </table:table-cell>
          <table:table-cell office:value-type="float" office:value="310" calcext:value-type="float">
            <text:p>310</text:p>
          </table:table-cell>
          <table:table-cell office:value-type="float" office:value="1470" calcext:value-type="float">
            <text:p>147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3.298" calcext:value-type="float">
            <text:p>3.298</text:p>
          </table:table-cell>
          <table:table-cell office:value-type="float" office:value="2.712" calcext:value-type="float">
            <text:p>2.712</text:p>
          </table:table-cell>
          <table:table-cell office:value-type="float" office:value="0.72" calcext:value-type="float">
            <text:p>0.72</text:p>
          </table:table-cell>
          <table:table-cell office:value-type="float" office:value="0.469" calcext:value-type="float">
            <text:p>0.46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oswot.mps</text:p>
          </table:table-cell>
          <table:table-cell office:value-type="float" office:value="310" calcext:value-type="float">
            <text:p>310</text:p>
          </table:table-cell>
          <table:table-cell office:value-type="float" office:value="1470" calcext:value-type="float">
            <text:p>147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51.44" calcext:value-type="float">
            <text:p>151.44</text:p>
          </table:table-cell>
          <table:table-cell office:value-type="float" office:value="137.482" calcext:value-type="float">
            <text:p>137.482</text:p>
          </table:table-cell>
          <table:table-cell office:value-type="float" office:value="88.167" calcext:value-type="float">
            <text:p>88.167</text:p>
          </table:table-cell>
          <table:table-cell office:value-type="float" office:value="88.737" calcext:value-type="float">
            <text:p>88.73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oswot.mps</text:p>
          </table:table-cell>
          <table:table-cell office:value-type="float" office:value="310" calcext:value-type="float">
            <text:p>310</text:p>
          </table:table-cell>
          <table:table-cell office:value-type="float" office:value="1470" calcext:value-type="float">
            <text:p>147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06.936" calcext:value-type="float">
            <text:p>806.936</text:p>
          </table:table-cell>
          <table:table-cell office:value-type="float" office:value="728.573" calcext:value-type="float">
            <text:p>728.573</text:p>
          </table:table-cell>
          <table:table-cell office:value-type="float" office:value="430.776" calcext:value-type="float">
            <text:p>430.776</text:p>
          </table:table-cell>
          <table:table-cell office:value-type="float" office:value="435.71" calcext:value-type="float">
            <text:p>435.7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oswot.mps</text:p>
          </table:table-cell>
          <table:table-cell office:value-type="float" office:value="310" calcext:value-type="float">
            <text:p>310</text:p>
          </table:table-cell>
          <table:table-cell office:value-type="float" office:value="1470" calcext:value-type="float">
            <text:p>147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0010.284" calcext:value-type="float">
            <text:p>10010.284</text:p>
          </table:table-cell>
          <table:table-cell office:value-type="float" office:value="10010.279" calcext:value-type="float">
            <text:p>10010.279</text:p>
          </table:table-cell>
          <table:table-cell office:value-type="float" office:value="4260.305" calcext:value-type="float">
            <text:p>4260.305</text:p>
          </table:table-cell>
          <table:table-cell office:value-type="float" office:value="4135.891" calcext:value-type="float">
            <text:p>4135.89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31">00/00/0000</text:date>, <text:time style:data-style-name="N2" text:time-value="14:51:44.36753469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3-31T14:54:46.817065891</dc:date>
    <meta:editing-duration>P3DT6H31M18S</meta:editing-duration>
    <meta:editing-cycles>3</meta:editing-cycles>
    <meta:generator>LibreOffice/5.1.6.2$Linux_X86_64 LibreOffice_project/10m0$Build-2</meta:generator>
    <meta:document-statistic meta:table-count="1" meta:cell-count="5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0.978cm" svg:height="14.982cm" xlink:href=".." xlink:type="simple" chart:class="chart:line" chart:style-name="ch1">
        <chart:legend chart:legend-position="end" svg:x="28.364cm" svg:y="6.445cm" style:legend-expansion="high" chart:style-name="ch2"/>
        <chart:plot-area chart:style-name="ch3" table:cell-range-address="'fvd-noswot'.G2:'fvd-noswot'.K5 'fvd-noswot'.H1:'fvd-noswot'.K1" chart:data-source-has-labels="both" svg:x="1.63cm" svg:y="0.299cm" svg:width="26.115cm" svg:height="13.403cm">
          <chartooo:coordinate-region svg:x="2.622cm" svg:y="0.498cm" svg:width="24.751cm" svg:height="12.557cm"/>
          <chart:axis chart:dimension="x" chart:name="primary-x" chart:style-name="ch4" chartooo:axis-type="auto">
            <chartooo:date-scale/>
            <chart:title svg:x="14.378cm" svg:y="14.001cm" chart:style-name="ch5">
              <text:p>c=k</text:p>
            </chart:title>
            <chart:categories table:cell-range-address="'fvd-noswot'.G2:'fvd-noswot'.G5"/>
          </chart:axis>
          <chart:axis chart:dimension="y" chart:name="primary-y" chart:style-name="ch4">
            <chart:title svg:x="0.451cm" svg:y="7.758cm" chart:style-name="ch6">
              <text:p>Time(sec)</text:p>
            </chart:title>
            <chart:grid chart:style-name="ch7" chart:class="major"/>
          </chart:axis>
          <chart:series chart:style-name="ch8" chart:values-cell-range-address="'fvd-noswot'.H2:'fvd-noswot'.H5" chart:label-cell-address="'fvd-noswot'.H1:'fvd-noswot'.H1" chart:class="chart:line">
            <chart:data-point chart:repeated="4"/>
          </chart:series>
          <chart:series chart:style-name="ch9" chart:values-cell-range-address="'fvd-noswot'.I2:'fvd-noswot'.I5" chart:label-cell-address="'fvd-noswot'.I1:'fvd-noswot'.I1" chart:class="chart:line">
            <chart:data-point chart:repeated="4"/>
          </chart:series>
          <chart:series chart:style-name="ch10" chart:values-cell-range-address="'fvd-noswot'.J2:'fvd-noswot'.J5" chart:label-cell-address="'fvd-noswot'.J1:'fvd-noswot'.J1" chart:class="chart:line">
            <chart:data-point chart:repeated="4"/>
          </chart:series>
          <chart:series chart:style-name="ch11" chart:values-cell-range-address="'fvd-noswot'.K2:'fvd-noswot'.K5" chart:label-cell-address="'fvd-noswot'.K1:'fvd-noswot'.K1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imple</text:p>
                <draw:g>
                  <svg:desc>'fvd-noswot'.H1:'fvd-noswot'.H1</svg:desc>
                </draw:g>
              </table:table-cell>
              <table:table-cell office:value-type="string">
                <text:p>Twins</text:p>
                <draw:g>
                  <svg:desc>'fvd-noswot'.I1:'fvd-noswot'.I1</svg:desc>
                </draw:g>
              </table:table-cell>
              <table:table-cell office:value-type="string">
                <text:p>Covered</text:p>
                <draw:g>
                  <svg:desc>'fvd-noswot'.J1:'fvd-noswot'.J1</svg:desc>
                </draw:g>
              </table:table-cell>
              <table:table-cell office:value-type="string">
                <text:p>Both</text:p>
                <draw:g>
                  <svg:desc>'fvd-noswot'.K1:'fvd-noswot'.K1</svg:desc>
                </draw:g>
              </table:table-cell>
            </table:table-row>
          </table:table-header-rows>
          <table:table-rows>
            <table:table-row>
              <table:table-cell office:value-type="float" office:value="12">
                <text:p>12</text:p>
                <draw:g>
                  <svg:desc>'fvd-noswot'.G2:'fvd-noswot'.G5</svg:desc>
                </draw:g>
              </table:table-cell>
              <table:table-cell office:value-type="float" office:value="3.298">
                <text:p>3.298</text:p>
                <draw:g>
                  <svg:desc>'fvd-noswot'.H2:'fvd-noswot'.H5</svg:desc>
                </draw:g>
              </table:table-cell>
              <table:table-cell office:value-type="float" office:value="2.712">
                <text:p>2.712</text:p>
                <draw:g>
                  <svg:desc>'fvd-noswot'.I2:'fvd-noswot'.I5</svg:desc>
                </draw:g>
              </table:table-cell>
              <table:table-cell office:value-type="float" office:value="0.72">
                <text:p>0.72</text:p>
                <draw:g>
                  <svg:desc>'fvd-noswot'.J2:'fvd-noswot'.J5</svg:desc>
                </draw:g>
              </table:table-cell>
              <table:table-cell office:value-type="float" office:value="0.469">
                <text:p>0.469</text:p>
                <draw:g>
                  <svg:desc>'fvd-noswot'.K2:'fvd-noswot'.K5</svg:desc>
                </draw:g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151.44">
                <text:p>151.44</text:p>
              </table:table-cell>
              <table:table-cell office:value-type="float" office:value="137.482">
                <text:p>137.482</text:p>
              </table:table-cell>
              <table:table-cell office:value-type="float" office:value="88.167">
                <text:p>88.167</text:p>
              </table:table-cell>
              <table:table-cell office:value-type="float" office:value="88.737">
                <text:p>88.737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806.936">
                <text:p>806.936</text:p>
              </table:table-cell>
              <table:table-cell office:value-type="float" office:value="728.573">
                <text:p>728.573</text:p>
              </table:table-cell>
              <table:table-cell office:value-type="float" office:value="430.776">
                <text:p>430.776</text:p>
              </table:table-cell>
              <table:table-cell office:value-type="float" office:value="435.71">
                <text:p>435.71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0010.284">
                <text:p>10010.284</text:p>
              </table:table-cell>
              <table:table-cell office:value-type="float" office:value="10010.279">
                <text:p>10010.279</text:p>
              </table:table-cell>
              <table:table-cell office:value-type="float" office:value="4260.305">
                <text:p>4260.305</text:p>
              </table:table-cell>
              <table:table-cell office:value-type="float" office:value="4135.891">
                <text:p>4135.89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